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771cm" style:rel-column-width="2870*"/>
    </style:style>
    <style:style style:name="Table1.B" style:family="table-column">
      <style:table-column-properties style:column-width="6.265cm" style:rel-column-width="23343*"/>
    </style:style>
    <style:style style:name="Table1.C" style:family="table-column">
      <style:table-column-properties style:column-width="3.517cm" style:rel-column-width="13107*"/>
    </style:style>
    <style:style style:name="Table1.D" style:family="table-column">
      <style:table-column-properties style:column-width="3.519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83b08"/>
    </style:style>
    <style:style style:name="P2" style:family="paragraph" style:parent-style-name="Table_20_Contents">
      <style:text-properties fo:font-weight="bold" officeooo:rsid="00083b08" officeooo:paragraph-rsid="00083b08" style:font-weight-asian="bold" style:font-weight-complex="bold"/>
    </style:style>
    <style:style style:name="P3" style:family="paragraph" style:parent-style-name="Table_20_Contents">
      <style:text-properties officeooo:rsid="00083b08" officeooo:paragraph-rsid="00083b08"/>
    </style:style>
    <style:style style:name="P4" style:family="paragraph" style:parent-style-name="Table_20_Contents">
      <style:text-properties officeooo:rsid="0009561e" officeooo:paragraph-rsid="0009561e"/>
    </style:style>
    <style:style style:name="P5" style:family="paragraph" style:parent-style-name="Table_20_Contents">
      <style:text-properties fo:font-weight="bold" officeooo:rsid="000af497" officeooo:paragraph-rsid="000af497" style:font-weight-asian="bold" style:font-weight-complex="bold"/>
    </style:style>
    <style:style style:name="P6" style:family="paragraph" style:parent-style-name="Table_20_Contents">
      <style:text-properties officeooo:rsid="000af497" officeooo:paragraph-rsid="000af497"/>
    </style:style>
    <style:style style:name="P7" style:family="paragraph" style:parent-style-name="Table_20_Contents">
      <style:text-properties officeooo:rsid="000cee3a" officeooo:paragraph-rsid="000cee3a"/>
    </style:style>
    <style:style style:name="P8" style:family="paragraph" style:parent-style-name="Table_20_Contents">
      <style:text-properties officeooo:paragraph-rsid="000e4839"/>
    </style:style>
    <style:style style:name="T1" style:family="text">
      <style:text-properties officeooo:rsid="000e48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2">#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Dépend de #</text:p>
          </table:table-cell>
          <table:table-cell table:style-name="Table1.A1" office:value-type="string">
            <text:p text:style-name="P2">Assigné à</text:p>
          </table:table-cell>
          <table:table-cell table:style-name="Table1.E1" office:value-type="string">
            <text:p text:style-name="P5">Statu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Convertir les variables <text:s text:c="2"/></text:p>
            <text:p text:style-name="P3"><text:s text:c="2"/>char *strScheme; </text:p>
            <text:p text:style-name="P3"><text:s text:c="2"/>char *strC; </text:p>
            <text:p text:style-name="P3"><text:s text:c="2"/>char *strPostScript; </text:p>
            <text:p text:style-name="P3">en t_str. <text:s/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">Fait.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Enlever les strlen redondants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6">Fait. 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Changer la structure de liste_op pour une structure plus rapide que O(n) pour les lookups. <text:s/>Faudra inclure les postscript_op dans la nouvelle structure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Un binSearch ou un binTree reduit le pire case de O(4) à O(3). <text:s/>Vaut pas tellement la peine.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3">Créer une macro suivi pour remédier aux goto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7">Fait.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Trouver un moyen de réduire la quantité d'allocation de strings. <text:s/>Peut-être utiliser un t_str et le passer en paramêtre à la fonction generer_expressions. <text:s/>À analyser plus en profondeur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><text:span text:style-name="T1">Voir si on pourrait pas faire l'output direct sur stdout au lieu de d'allouer des structs t_str dans generer_expressions(t_expr *p). <text:s/>On éviterait les mallocs et réduirait le nombre de free à faire en fin de traitement de l'expressio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4-05-07T16:40:23</meta:creation-date>
    <dc:date>2014-05-09T13:44:31</dc:date>
    <dc:creator>pascal </dc:creator>
    <meta:editing-duration>PT22M6S</meta:editing-duration>
    <meta:editing-cycles>5</meta:editing-cycles>
    <meta:generator>LibreOffice/3.6$Linux_X86_64 LibreOffice_project/360m1$Build-2</meta:generator>
    <meta:document-statistic meta:table-count="1" meta:image-count="0" meta:object-count="0" meta:page-count="1" meta:paragraph-count="25" meta:word-count="147" meta:character-count="892" meta:non-whitespace-character-count="750"/>
  </office:meta>
</office:document-meta>
</file>